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a6a6" draw:textarea-horizontal-align="justify" draw:textarea-vertical-align="middle" draw:auto-grow-height="false" fo:min-height="1.097cm" fo:min-width="0.847cm" draw:shadow="visible" draw:shadow-offset-x="0.071cm" draw:shadow-offset-y="0.071cm" draw:shadow-opacity="59%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a6a6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.905cm" svg:height="1.905cm" svg:x="3.286cm" svg:y="3.566cm">
          <text:p text:style-name="P1"><text:span text:style-name="T1">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905cm" svg:x="6.969cm" svg:y="5.064cm">
          <text:p text:style-name="P1"><text:span text:style-name="T1">Recor</text:span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905cm" svg:height="1.905cm" svg:x="10.525cm" svg:y="5.064cm">
          <text:p text:style-name="P1"><text:span text:style-name="T1">Table</text:span><text:span text:style-name="T1"><text:line-break/></text:span><text:span text:style-name="T1">of</text:span><text:span text:style-name="T1"><text:line-break/></text:span><text:span text:style-name="T1">record</text:span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905cm" svg:height="1.905cm" svg:x="3.413cm" svg:y="6.715cm">
          <text:p text:style-name="P1"><text:span text:style-name="T1">Table </text:span><text:span text:style-name="T1"><text:line-break/></text:span><text:span text:style-name="T1">of </text:span><text:span text:style-name="T1"><text:line-break/></text:span><text:span text:style-name="T1">ele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922cm" svg:y1="5.064cm" svg:x2="11.478cm" svg:y2="5.064cm" draw:start-shape="id1" draw:start-glue-point="4" draw:end-shape="id2" draw:end-glue-point="4" svg:d="M7922 5064c0-753 3556-753 3556 0" svg:viewBox="0 0 3557 566">
          <text:p/>
        </draw:connector>
        <draw:connector draw:style-name="gr2" draw:text-style-name="P3" draw:layer="layout" draw:type="curve" svg:x1="11.478cm" svg:y1="6.969cm" svg:x2="7.922cm" svg:y2="6.969cm" draw:start-shape="id2" draw:start-glue-point="8" draw:end-shape="id1" draw:end-glue-point="8" svg:d="M11478 6969c0 858-3556 858-3556 0" svg:viewBox="0 0 3557 645">
          <text:p/>
        </draw:connector>
        <draw:connector draw:style-name="gr2" draw:text-style-name="P3" draw:layer="layout" draw:type="curve" svg:x1="7.922cm" svg:y1="6.969cm" svg:x2="5.318cm" svg:y2="7.668cm" draw:start-shape="id1" draw:start-glue-point="8" draw:end-shape="id3" draw:end-glue-point="10" svg:d="M7922 6969c0 466-868 699-2604 699" svg:viewBox="0 0 2605 700">
          <text:p/>
        </draw:connector>
        <draw:connector draw:style-name="gr2" draw:text-style-name="P3" draw:layer="layout" draw:type="curve" svg:x1="7.922cm" svg:y1="5.064cm" svg:x2="5.191cm" svg:y2="4.519cm" draw:start-shape="id1" draw:start-glue-point="4" draw:end-shape="id4" draw:end-glue-point="10" svg:d="M7922 5064c0-364-910-545-2731-545" svg:viewBox="0 0 2732 54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08:49:18.776495609</meta:creation-date>
    <dc:date>2021-05-14T09:05:22.196254409</dc:date>
    <meta:editing-duration>PT5M11S</meta:editing-duration>
    <meta:editing-cycles>1</meta:editing-cycles>
    <meta:document-statistic meta:object-count="8"/>
    <meta:generator>LibreOffice/6.4.7.2$Linux_X86_64 LibreOffice_project/40$Build-2</meta:generator>
  </office:meta>
</office:document-meta>
</file>